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1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.5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.5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.35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m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.1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m<text:s/></text:p>
          </table:table-cell>
          <table:table-cell table:number-columns-repeated="16383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Guillaume Dueymes</meta:initial-creator>
    <dc:creator>Guillaume Dueymes</dc:creator>
    <meta:creation-date>2023-12-15T10:50:25Z</meta:creation-date>
    <dc:date>2023-12-15T10:51:52Z</dc:date>
  </office:meta>
</office:document-meta>
</file>